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f79f0" officeooo:paragraph-rsid="0010d791"/>
    </style:style>
    <style:style style:name="P2" style:family="paragraph" style:parent-style-name="Text_20_body">
      <style:text-properties officeooo:rsid="0033202b" officeooo:paragraph-rsid="0010d791"/>
    </style:style>
    <style:style style:name="P3" style:family="paragraph" style:parent-style-name="Text_20_body">
      <style:text-properties officeooo:rsid="003611f5" officeooo:paragraph-rsid="0010d791"/>
    </style:style>
    <style:style style:name="P4" style:family="paragraph" style:parent-style-name="Text_20_body">
      <style:text-properties officeooo:paragraph-rsid="0010d791"/>
    </style:style>
    <style:style style:name="P5" style:family="paragraph" style:parent-style-name="Heading_20_1">
      <style:paragraph-properties fo:break-before="page"/>
      <style:text-properties officeooo:rsid="002f3d08" officeooo:paragraph-rsid="0010d791"/>
    </style:style>
    <style:style style:name="T1" style:family="text">
      <style:text-properties officeooo:rsid="003857a4"/>
    </style:style>
    <style:style style:name="T2" style:family="text">
      <style:text-properties officeooo:rsid="0033202b"/>
    </style:style>
    <style:style style:name="T3" style:family="text">
      <style:text-properties officeooo:rsid="003611f5"/>
    </style:style>
    <style:style style:name="T4" style:family="text">
      <style:text-properties officeooo:rsid="0036c6e4"/>
    </style:style>
    <style:style style:name="T5" style:family="text">
      <style:text-properties officeooo:rsid="00366ff7"/>
    </style:style>
    <style:style style:name="T6" style:family="text">
      <style:text-properties officeooo:rsid="0033a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elete Record:</text:h>
      <text:p text:style-name="P1">Define a <text:span text:style-name="T2">record pointer named last.</text:span></text:p>
      <text:p text:style-name="P2">Define a record pointer named current.</text:p>
      <text:p text:style-name="P2">Define a <text:span text:style-name="T3">short</text:span> named <text:span text:style-name="T3">match</text:span>.</text:p>
      <text:p text:style-name="P3">Copy the value of 0 into match.</text:p>
      <text:p text:style-name="P2">Copy from the start variable the address <text:span text:style-name="T4">being</text:span> pointed to into the current variable.</text:p>
      <text:p text:style-name="P2">While (the address stored in current is not NULL)</text:p>
      <text:p text:style-name="P2"><text:tab/>If (the name field of the record pointed to by current and the value of uname are equal)</text:p>
      <text:p text:style-name="P2"><text:tab/><text:tab/><text:span text:style-name="T5">Copy the value of 1 to match.</text:span></text:p>
      <text:p text:style-name="P2"><text:tab/><text:tab/><text:span text:style-name="T3">Copy from the next field of the record pointed to by current into the next field of the</text:span></text:p>
      <text:p text:style-name="P2"><text:span text:style-name="T3"><text:tab/><text:tab/>record being pointed to by last.</text:span></text:p>
      <text:p text:style-name="P2"><text:tab/>Copy from the current <text:span text:style-name="T6">variable the</text:span> address pointed to into the address pointed to by last.</text:p>
      <text:p text:style-name="P2"><text:tab/>Copy <text:span text:style-name="T1">from the next field of the record being</text:span> pointed to by current into the address pointed to by current.</text:p>
      <text:p text:style-name="P2"><text:tab/><text:span text:style-name="T3">If (the value of match is not 0)</text:span></text:p>
      <text:p text:style-name="P4"><text:span text:style-name="T2"><text:tab/><text:tab/>D</text:span>elete the record whose address is in <text:span text:style-name="T4">last.</text:span></text:p>
      <text:p text:style-name="P4"><text:tab/><text:tab/><text:span text:style-name="T1">Copy the value of 0 into mat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3:49:31.481251000</meta:creation-date>
    <dc:date>2014-09-25T13:50:09.159057000</dc:date>
    <meta:editing-duration>PT37S</meta:editing-duration>
    <meta:editing-cycles>1</meta:editing-cycles>
    <meta:document-statistic meta:table-count="0" meta:image-count="0" meta:object-count="0" meta:page-count="1" meta:paragraph-count="16" meta:word-count="157" meta:character-count="830" meta:non-whitespace-character-count="675"/>
    <meta:generator>LibreOffice/4.3.0.4$MacOSX_X86_64 LibreOffice_project/62ad5818884a2fc2e5780dd45466868d41009ec0</meta:generator>
  </office:meta>
</office:document-meta>
</file>